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5-09-1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5-06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5-03-2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4-08-1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4-06-1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4-04-0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3-12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3-11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3-06-2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3-03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2-12-1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2-06-1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2-03-2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2-01-1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1-06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1-04-1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4852" calcext:value-type="float">
            <text:p>9.8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9196" calcext:value-type="float">
            <text:p>9.5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022119421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